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c99c6" officeooo:paragraph-rsid="001c99c6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d27fc" officeooo:paragraph-rsid="001d27fc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b6777"/>
    </style:style>
    <style:style style:name="T4" style:family="text">
      <style:text-properties officeooo:rsid="001c99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3">12th</text:span> of <text:span text:style-name="T3">April</text:span> 202<text:span text:style-name="T3">2</text:span> under the <text:span text:style-name="T3">11th</text:span> PA Meeting.</text:p>
      <text:p text:style-name="P1"/>
      <text:p text:style-name="P1">The Assembly, recognising the current situation,</text:p>
      <text:p text:style-name="P1"/>
      <text:p text:style-name="P2">Constitutes the need to celebrate 2 years of PA as of the 31st of March 2022.</text:p>
      <text:p text:style-name="P1"/>
      <text:p text:style-name="P1">And proceeds.</text:p>
      <text:p text:style-name="P1"/>
      <text:p text:style-name="P1">Signed by,</text:p>
      <text:p text:style-name="P1">_<text:span text:style-name="T4">yoran_</text:span></text:p>
      <text:p text:style-name="P2">MrBased</text:p>
      <text:p text:style-name="P2">Comradedoggo_22</text:p>
      <text:p text:style-name="P2">eldegron</text:p>
      <text:p text:style-name="P4">threebody03</text:p>
      <text:p text:style-name="P2">Emeralda_axe7</text:p>
      <text:p text:style-name="P1"/>
      <text:p text:style-name="P1"/>
      <text:p text:style-name="P1"/>
      <text:p text:style-name="Standard"><text:span text:style-name="T1">[</text:span><text:span text:style-name="T2">Motion 11-1: To celebrate 2 years of PA as of the 31st of March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12T21:06:47.071133754</dc:date>
    <meta:editing-duration>PT3M42S</meta:editing-duration>
    <meta:editing-cycles>8</meta:editing-cycles>
    <meta:generator>LibreOffice/7.3.2.2$Linux_X86_64 LibreOffice_project/454130fadb9a820d3728b86ccb63c8f359d70528</meta:generator>
    <meta:document-statistic meta:table-count="0" meta:image-count="0" meta:object-count="0" meta:page-count="1" meta:paragraph-count="12" meta:word-count="61" meta:character-count="359" meta:non-whitespace-character-count="310"/>
  </office:meta>
</office:document-meta>
</file>